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style:tab-stops>
          <style:tab-stop style:position="7in"/>
        </style:tab-stops>
      </style:paragraph-properties>
    </style:style>
    <style:style style:name="P2" style:family="paragraph" style:parent-style-name="Text_20_body">
      <style:text-properties fo:font-size="8pt" style:font-size-asian="8pt" style:font-size-complex="8pt"/>
    </style:style>
    <style:style style:name="P3" style:family="paragraph" style:parent-style-name="Text_20_body">
      <style:text-properties fo:font-size="11pt" fo:font-weight="bold" style:font-size-asian="11pt" style:font-weight-asian="bold" style:font-size-complex="11pt"/>
    </style:style>
    <style:style style:name="P4" style:family="paragraph" style:parent-style-name="Text_20_body">
      <style:text-properties fo:font-size="11pt" style:font-size-asian="11pt" style:font-size-complex="11pt"/>
    </style:style>
    <style:style style:name="P5" style:family="paragraph" style:parent-style-name="Text_20_body" style:master-page-name="Standard">
      <style:paragraph-properties style:page-number="auto"/>
      <style:text-properties fo:font-size="8pt" style:font-size-asian="8pt" style:font-size-complex="8pt"/>
    </style:style>
    <style:style style:name="T1" style:family="text">
      <style:text-properties fo:font-size="14pt" style:text-underline-style="solid" style:text-underline-width="auto" style:text-underline-color="font-color" style:font-size-asian="14pt" style:font-size-complex="14pt"/>
    </style:style>
    <style:style style:name="T2" style:family="text">
      <style:text-properties fo:font-size="11pt" style:font-size-asian="11pt" style:font-size-complex="11pt"/>
    </style:style>
    <style:style style:name="T3" style:family="text">
      <style:text-properties fo:font-size="11pt" style:text-underline-style="solid" style:text-underline-width="auto" style:text-underline-color="font-color" style:font-size-asian="11pt" style:font-size-complex="11pt"/>
    </style:style>
    <style:style style:name="T4" style:family="text">
      <style:text-properties fo:font-size="11pt" fo:font-weight="bold" style:font-size-asian="11pt" style:font-weight-asian="bold"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3 S Boulder Cir Apt 116</text:p>
      <text:p text:style-name="P2">Boulder, CO 80303</text:p>
      <text:p text:style-name="P2">US </text:p>
      <text:p text:style-name="P2">noah.duncan@gmail.com </text:p>
      <text:p text:style-name="P2">Mobile: (260) 417-0229 </text:p>
      <text:h text:style-name="P1" text:outline-level="1"><text:span text:style-name="T1">Noah Duncan <text:tab/></text:span></text:h>
      <text:p text:style-name="P3">OBJECTIVE: </text:p>
      <text:p text:style-name="Text_20_body"><text:span text:style-name="T2">To secure a full-time position as a PHP Developer at a dynamic and progressive company where I can employ my creativity, free-thinking, and positive attitude in a fun environment.</text:span></text:p>
      <text:p text:style-name="P4"/>
      <text:p text:style-name="P3">EXPERIENCE: </text:p>
      <text:p text:style-name="P4">7/2007 – Current</text:p>
      <text:p text:style-name="Text_20_body"><text:span text:style-name="T3">Micro-g LaCoste</text:span><text:span text:style-name="T2"> Lafayette, CO</text:span></text:p>
      <text:p text:style-name="P4">Electrical Engineer / IT &amp; Support / Web Developer</text:p>
      <text:p text:style-name="Text_20_body"><text:span text:style-name="T2">My current job title is Electrical Engineer; however being a small company, Micro-g LaCoste has given me the opportunity to wear many different hats depending upon the need. <text:s/>One of the hats I wear is the Web Developer hat. <text:s/>In this role, I have designed applications that interface with other software and databases such as our proprietary application, gMonitor (through a MySQL database), and also our accounting software, MAS200 (through ODBC into MySQL). <text:s/>The gMonitor interface is a web monitor where real time updates of sensor readings are shown using AJAX. <text:s/>Other features include dynamic downloadable document archives, themes (CSS), and user authentication and authorization. <text:s/>The MAS200 application is a RoR, MySQL, AJAX, JavaScript, CSS application for part searches.</text:span></text:p>
      <text:p text:style-name="P4"/>
      <text:p text:style-name="Text_20_body"><text:span text:style-name="T2">I also design, debug and test hardware and firmware, manage network infrastructure, and oversee intranet and www servers. </text:span></text:p>
      <text:p text:style-name="P4"/>
      <text:p text:style-name="P4">2/2007 – 5/2007</text:p>
      <text:p text:style-name="Text_20_body"><text:span text:style-name="T3">Technology Integration Group</text:span><text:span text:style-name="T2"> Fort Wayne, IN</text:span></text:p>
      <text:p text:style-name="P4">Network Technician / Web Developer</text:p>
      <text:p text:style-name="Text_20_body"><text:span text:style-name="T2">I was hired to assist in switching the city and county networks from Novell Server to Active Directory Server. <text:s/>In this position, I designed web based applications on an internal server using PHP and MySQL. The purpose of these applications was to automate much of the information gathering and documentation process for the migration. <text:s/>Some example work would include: populating databases from text files, document upload / management, AJAX user interfaces, and MySQL database administration.</text:span></text:p>
      <text:p text:style-name="P4"/>
      <text:p text:style-name="Text_20_body"><text:span text:style-name="T2">5/2005 - 8/2005; 6/2007 </text:span></text:p>
      <text:p text:style-name="Text_20_body"><text:span text:style-name="T3">Billingsley Aerospace &amp; Defense</text:span><text:span text:style-name="T2"> Brookeville, MD </text:span></text:p>
      <text:p text:style-name="Text_20_body"><text:span text:style-name="T2">Engineering / Web Design Intern; Contract Web Development </text:span></text:p>
      <text:p text:style-name="Text_20_body"><text:span text:style-name="T2">In 2005, my first task was to redesign the company web site, </text:span><text:a xlink:type="simple" xlink:href="http://www.magnetometer.com/"><text:span text:style-name="Internet_20_link"><text:span text:style-name="T2">http://www.magnetometer.com/</text:span></text:span></text:a><text:span text:style-name="T2">. <text:s/>The original format was an old Dreamweaver template, from which I created a new layout using HTML and CSS. I used JavaScript and XML to make an interactive page where the user can compare magnetometers in a table by clicking show/hide buttons. <text:s/>In later roles, I performed electrical engineering tasks such as circuit debugging, product assembly and testing, and soldering. </text:span></text:p>
      <text:p text:style-name="Text_20_body"><text:span text:style-name="T2">In 2007 I designed a PHP / MySQL backend for the magnetometer.com website so that the company could update and create their own product and news pages. <text:s/>Content added to the backend integrates seamlessly with all features on the front end.</text:span></text:p>
      <text:p text:style-name="P4"/>
      <text:p text:style-name="P3">EDUCATION: </text:p>
      <text:p text:style-name="P4">5/2006 Purdue University US-IN-West Lafayette </text:p>
      <text:p text:style-name="P4">B.S. Electrical Engineering </text:p>
      <text:p text:style-name="P4">-President of the Purdue Outing Club: Fall '05 - Spring '06 </text:p>
      <text:p text:style-name="P4">-Martial Arts Instructor: Fall '02 - Spring '06 </text:p>
      <text:p text:style-name="P4"/>
      <text:p text:style-name="Text_20_body"><text:span text:style-name="T4">PROFESSIONAL SKILLS:</text:span><text:span text:style-name="T2"> </text:span></text:p>
      <text:p text:style-name="Text_20_body"><text:span text:style-name="T2">PHP, MySQL, Javascript, DHTML, AJAX, Ruby on Rails, Photoshop, Macromedia Studio, HTML, MS Office, MATLAB, OrCad / Pspice, C, Assembly, Abel, Foosbal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G Mincho Light J" svg:font-family="'HG Mincho Light J', 'Times New 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0598in" fo:margin-right="0.0598in" fo:margin-top="0.0598in" fo:margin-bottom="0.0598in" fo:orphans="0" fo:widows="0"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left="0in" fo:margin-right="0in" fo:margin-top="0in" fo:margin-bottom="0in" fo:text-indent="0in" style:auto-text-indent="false"/>
      <style:text-properties style:font-name="Times New Roman" fo:font-size="12pt" style:font-name-asian="Times New Roman" style:font-size-asian="12pt" style:font-name-complex="Times New Roman" style:font-size-complex="12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Heading" style:next-style-name="Text_20_body" style:default-outline-level="2" style:class="text">
      <style:text-properties style:font-name="Times New Roman"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style="italic" fo:font-weight="bold" style:font-name-asian="Times New Roman" style:font-size-asian="12pt" style:font-style-asian="italic" style:font-weight-asian="bold" style:font-name-complex="Times New Roman" style:font-size-complex="12pt"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Heading_20_6" style:display-name="Heading 6" style:family="paragraph" style:parent-style-name="Heading" style:next-style-name="Text_20_body" style:default-outline-level="6" style:class="text">
      <style:text-properties style:font-name="Times New Roman" fo:font-size="10pt" fo:font-weight="bold" style:font-name-asian="Times New Roman" style:font-size-asian="10pt" style:font-weight-asian="bold" style:font-name-complex="Times New Roman"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font-size-asian="6pt"/>
    </style:style>
    <style:style style:name="Sender" style:family="paragraph" style:parent-style-name="Standard" style:class="extra">
      <style:paragraph-properties fo:margin-top="0in" fo:margin-bottom="0in"/>
      <style:text-properties style:font-name="Times New Roman" fo:font-size="12pt" fo:font-style="italic" style:font-name-asian="Times New Roman" style:font-size-asian="12pt" style:font-style-asian="italic" style:font-name-complex="Times New Roman" style:font-size-complex="12pt"/>
    </style:style>
    <style:style style:name="Table_20_Contents" style:display-name="Table Contents" style:family="paragraph" style:parent-style-name="Text_20_body" style:class="extra">
      <style:paragraph-properties fo:margin-top="0in" fo:margin-bottom="0in"/>
      <style:text-properties style:font-name="Times New Roman" fo:font-size="12pt" style:font-name-asian="Times New Roman" style:font-size-asian="12pt" style:font-name-complex="Times New Roman" style:font-size-complex="12pt"/>
    </style:style>
    <style:style style:name="Footer" style:family="paragraph" style:parent-style-name="Standard" style:class="extra">
      <style:paragraph-properties text:number-lines="false" text:line-number="0">
        <style:tab-stops>
          <style:tab-stop style:position="3.4055in" style:type="center"/>
          <style:tab-stop style:position="6.752in" style:type="right"/>
        </style:tab-stops>
      </style:paragraph-properties>
    </style:style>
    <style:style style:name="Header" style:family="paragraph" style:parent-style-name="Standard" style:class="extra">
      <style:paragraph-properties text:number-lines="false" text:line-number="0">
        <style:tab-stops>
          <style:tab-stop style:position="3.4055in" style:type="center"/>
          <style:tab-stop style:position="6.752in" style:type="right"/>
        </style:tab-stops>
      </style:paragraph-properties>
    </style:style>
    <style:style style:name="Quotations" style:family="paragraph" style:parent-style-name="Standard" style:class="html">
      <style:paragraph-properties fo:margin-left="0.3937in" fo:margin-right="0.3937in" fo:margin-top="0.0598in" fo:margin-bottom="0.1965in" fo:text-indent="0in" style:auto-text-indent="false" fo:padding="0.0972in" fo:border="0.0008in solid #c0c0c0"/>
    </style:style>
    <style:style style:name="Default_20_Paragraph_20_Font" style:display-name="Default Paragraph Font" style:family="text"/>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3937in" fo:margin-bottom="0.3937in" fo:margin-left="0.7874in" fo:margin-right="0.3937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9125 Patty Place </dc:title>
    <meta:initial-creator>Noah Duncan</meta:initial-creator>
    <meta:creation-date>2011-01-22T12:16:00</meta:creation-date>
    <dc:creator>Noah</dc:creator>
    <dc:date>2011-01-23T22:26:00</dc:date>
    <meta:print-date>2011-01-22T11:32:00</meta:print-date>
    <meta:editing-cycles>4</meta:editing-cycles>
    <meta:editing-duration>PT36M</meta:editing-duration>
    <meta:document-statistic meta:table-count="0" meta:image-count="0" meta:object-count="0" meta:page-count="1" meta:paragraph-count="30" meta:word-count="473" meta:character-count="3086"/>
    <meta:generator>OpenOffice.org/3.3$Win32 OpenOffice.org_project/330m20$Build-9567</meta:generator>
  </office:meta>
</office:document-meta>
</file>